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VARAS, LILIANA RAQ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647692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56277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UIZ VARAS, LILIANA RAQ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4769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78424976</text:p>
          </table:table-cell>
          <table:table-cell table:style-name="Tabla2.A2" office:value-type="string">
            <text:p text:style-name="P7">16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0:50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